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Helvetica, sans-serif"/>
    <style:font-face style:name="Roboto1" svg:font-family="Roboto, sans-serif"/>
  </office:font-face-decls>
  <office:automatic-styles>
    <style:style style:name="P1" style:family="paragraph" style:parent-style-name="Standard">
      <style:text-properties officeooo:paragraph-rsid="0010b6f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23071" officeooo:paragraph-rsid="00123071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nning Guest Additions on VirtualBox Linux</text:p>
      <text:p text:style-name="P1">Installing VirtualBox Guest Additions on a Linux guest enhances the virtual machine's capabilities, such as shared clipboard, drag and drop, and automatic window resizing. Here’s how to install it on Debian-based and Red Hat-based systems.</text:p>
      <text:p text:style-name="P1"/>
      <text:p text:style-name="P1"><text:span text:style-name="T1">Debian-Based Systems (e.g., Ubuntu, Linux Mint) <text:s/></text:span></text:p>
      <text:p text:style-name="Standard"><text:span text:style-name="T1">1. Install Prerequisites</text:span></text:p>
      <text:p text:style-name="Standard">sudo apt update</text:p>
      <text:p text:style-name="Standard">sudo apt install build-essential dkms linux-headers-$(uname -r)</text:p>
      <text:p text:style-name="P2"/>
      <text:p text:style-name="Standard"><text:span text:style-name="T1">2. Insert Guest Additions CD Image</text:span></text:p>
      <text:p text:style-name="Standard">In the VirtualBox window, go to Devices &gt; Insert Guest Additions CD Image.</text:p>
      <text:p text:style-name="Standard"/>
      <text:p text:style-name="Standard"><text:span text:style-name="T1">3. Mount the CD Image</text:span></text:p>
      <text:p text:style-name="Standard">sudo mkdir -p /mnt/cdrom</text:p>
      <text:p text:style-name="Standard">sudo mount /dev/cdrom /mnt/cdrom</text:p>
      <text:p text:style-name="P2"/>
      <text:p text:style-name="Standard"><text:span text:style-name="T1">4. Run the Installer</text:span></text:p>
      <text:p text:style-name="Standard">cd /mnt/cdrom</text:p>
      <text:p text:style-name="Standard">sudo ./VBoxLinuxAdditions.run</text:p>
      <text:p text:style-name="Standard"/>
      <text:p text:style-name="Standard"><text:span text:style-name="T1">5. Reboot the System</text:span></text:p>
      <text:p text:style-name="Standard">reboot</text:p>
      <text:p text:style-name="Standard"/>
      <text:p text:style-name="Standard"><text:a xlink:type="simple" xlink:href="https://www.virtualbox.org/manual/ch04.html#additions-linux" text:style-name="Internet_20_link" text:visited-style-name="Visited_20_Internet_20_Link">Chapter 4. Guest Additions</text:a> </text:p>
      <text:p text:style-name="P3">oppure /dev/media/marco/VBoxLinuxAdditions.ru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Helvetica, sans-serif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10:52:55.111000000</meta:creation-date>
    <dc:date>2025-06-04T10:55:09.726000000</dc:date>
    <meta:editing-duration>PT2M14S</meta:editing-duration>
    <meta:editing-cycles>3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8" meta:word-count="111" meta:character-count="779" meta:non-whitespace-character-count="683"/>
  </office:meta>
</office:document-meta>
</file>